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9" office:value-type="string" calcext:value-type="string">
            <text:p>tradukon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2:03:05.629492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2-10T12:09:45.953800803</dc:date>
    <meta:editing-duration>P1DT11H46M12S</meta:editing-duration>
    <meta:editing-cycles>137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